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ImplementationImpl.getDOMImplemen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ImplementationImpl.getRecognizedVer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SImplementationImpl.createXSLoader( StringList version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XSImplementationImpl.hasFeature( String feature , String vers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